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d45dba"/>
    </style:style>
    <style:style style:name="P4" style:family="paragraph" style:parent-style-name="Heading_20_2">
      <style:paragraph-properties fo:line-height="100%"/>
      <style:text-properties officeooo:rsid="05735d0c" officeooo:paragraph-rsid="060e4268"/>
    </style:style>
    <style:style style:name="P5" style:family="paragraph" style:parent-style-name="Heading_20_2">
      <style:text-properties officeooo:rsid="05735d0c" officeooo:paragraph-rsid="063722be"/>
    </style:style>
    <style:style style:name="P6" style:family="paragraph" style:parent-style-name="Heading_20_2">
      <style:text-properties officeooo:rsid="05735d0c" officeooo:paragraph-rsid="063bad15"/>
    </style:style>
    <style:style style:name="P7" style:family="paragraph" style:parent-style-name="Heading_20_2">
      <style:text-properties officeooo:rsid="05735d0c" officeooo:paragraph-rsid="06498209"/>
    </style:style>
    <style:style style:name="P8" style:family="paragraph" style:parent-style-name="Heading_20_2">
      <style:text-properties officeooo:rsid="05735d0c" officeooo:paragraph-rsid="05bb0175"/>
    </style:style>
    <style:style style:name="P9" style:family="paragraph" style:parent-style-name="Text_20_body">
      <style:text-properties officeooo:rsid="05be395e" officeooo:paragraph-rsid="05ddbf9e"/>
    </style:style>
    <style:style style:name="P10" style:family="paragraph" style:parent-style-name="Text_20_body">
      <style:paragraph-properties fo:line-height="100%"/>
      <style:text-properties officeooo:rsid="04af6545" officeooo:paragraph-rsid="05da9cad"/>
    </style:style>
    <style:style style:name="P11" style:family="paragraph" style:parent-style-name="Text_20_body">
      <style:text-properties officeooo:rsid="05d7049a" officeooo:paragraph-rsid="05d7049a"/>
    </style:style>
    <style:style style:name="P12" style:family="paragraph" style:parent-style-name="Text_20_body">
      <style:text-properties officeooo:rsid="06151e6f" officeooo:paragraph-rsid="06151e6f"/>
    </style:style>
    <style:style style:name="P13" style:family="paragraph" style:parent-style-name="Text_20_body">
      <style:text-properties officeooo:rsid="061f449d" officeooo:paragraph-rsid="063722be"/>
    </style:style>
    <style:style style:name="P14" style:family="paragraph" style:parent-style-name="Text_20_body">
      <style:text-properties officeooo:rsid="0643287e" officeooo:paragraph-rsid="0643287e"/>
    </style:style>
    <style:style style:name="P15" style:family="paragraph" style:parent-style-name="Text_20_body">
      <style:text-properties officeooo:rsid="05d80ef2" officeooo:paragraph-rsid="0614d153"/>
    </style:style>
    <style:style style:name="P16" style:family="paragraph" style:parent-style-name="Text_20_body">
      <style:text-properties officeooo:rsid="06498209" officeooo:paragraph-rsid="06498209"/>
    </style:style>
    <style:style style:name="P17" style:family="paragraph" style:parent-style-name="Text_20_body">
      <style:text-properties officeooo:rsid="060e4268" officeooo:paragraph-rsid="0610a6c6"/>
    </style:style>
    <style:style style:name="P18" style:family="paragraph" style:parent-style-name="Text_20_body">
      <style:text-properties officeooo:rsid="0643f654" officeooo:paragraph-rsid="064764b7"/>
    </style:style>
    <style:style style:name="P19" style:family="paragraph" style:parent-style-name="Text_20_body">
      <style:text-properties officeooo:rsid="064764b7" officeooo:paragraph-rsid="064764b7"/>
    </style:style>
    <style:style style:name="P20" style:family="paragraph" style:parent-style-name="Text_20_body">
      <style:text-properties officeooo:paragraph-rsid="06498209"/>
    </style:style>
    <style:style style:name="P21" style:family="paragraph" style:parent-style-name="Text_20_body">
      <style:text-properties officeooo:paragraph-rsid="066374ad"/>
    </style:style>
    <style:style style:name="P22" style:family="paragraph" style:parent-style-name="Text_20_body">
      <style:text-properties officeooo:rsid="0665c3b6" officeooo:paragraph-rsid="066374ad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25" style:family="paragraph" style:parent-style-name="Heading_20_2">
      <style:paragraph-properties fo:text-align="end" style:justify-single-word="false" style:writing-mode="rl-tb"/>
      <style:text-properties fo:font-style="normal" officeooo:rsid="05edf9e3" officeooo:paragraph-rsid="064d1d36" style:font-style-asian="normal" style:font-style-complex="normal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596ca4a" officeooo:paragraph-rsid="0641a934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rsid="062e4ed6" officeooo:paragraph-rsid="05ddbf9e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paragraph-rsid="05edf9e3"/>
    </style:style>
    <style:style style:name="P30" style:family="paragraph" style:parent-style-name="Text_20_body">
      <style:paragraph-properties fo:text-align="start" style:justify-single-word="false" style:writing-mode="lr-tb"/>
      <style:text-properties fo:font-style="italic" officeooo:rsid="05edf9e3" officeooo:paragraph-rsid="05edf9e3" style:font-style-asian="italic" style:font-style-complex="italic"/>
    </style:style>
    <style:style style:name="P31" style:family="paragraph" style:parent-style-name="Text_20_body">
      <style:paragraph-properties fo:text-align="center" style:justify-single-word="false" style:writing-mode="lr-tb"/>
      <style:text-properties officeooo:paragraph-rsid="066374ad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33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5be395e" officeooo:paragraph-rsid="05ddbf9e"/>
    </style:style>
    <style:style style:name="P34" style:family="paragraph" style:parent-style-name="Heading_20_1">
      <style:paragraph-properties fo:line-height="100%"/>
      <style:text-properties officeooo:rsid="05226f8d" officeooo:paragraph-rsid="04af6545"/>
    </style:style>
    <style:style style:name="P35" style:family="paragraph" style:parent-style-name="Text_20_body" style:list-style-name="L1">
      <style:text-properties officeooo:rsid="064ef500" officeooo:paragraph-rsid="0610a6c6"/>
    </style:style>
    <style:style style:name="P36" style:family="paragraph" style:parent-style-name="Text_20_body" style:list-style-name="L2">
      <style:text-properties officeooo:rsid="0650e1bc" officeooo:paragraph-rsid="066c9d6f"/>
    </style:style>
    <style:style style:name="P37" style:family="paragraph" style:parent-style-name="Text_20_body" style:list-style-name="L3">
      <style:text-properties officeooo:rsid="0651bca8" officeooo:paragraph-rsid="066e893b"/>
    </style:style>
    <style:style style:name="P38" style:family="paragraph" style:parent-style-name="Text_20_body" style:list-style-name="L4">
      <style:text-properties officeooo:rsid="06537556" officeooo:paragraph-rsid="06537556"/>
    </style:style>
    <style:style style:name="P39" style:family="paragraph" style:parent-style-name="Text_20_body" style:list-style-name="L5">
      <style:text-properties officeooo:rsid="0656cd07" officeooo:paragraph-rsid="0656cd07"/>
    </style:style>
    <style:style style:name="P40" style:family="paragraph" style:parent-style-name="Text_20_body" style:list-style-name="L6">
      <style:text-properties officeooo:rsid="065b0978" officeooo:paragraph-rsid="065b0978"/>
    </style:style>
    <style:style style:name="P41" style:family="paragraph" style:parent-style-name="Text_20_body">
      <style:text-properties officeooo:paragraph-rsid="064d1d36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5b0978" style:font-weight-asian="bold" style:font-weight-complex="bold"/>
    </style:style>
    <style:style style:name="T4" style:family="text">
      <style:text-properties officeooo:rsid="05be395e"/>
    </style:style>
    <style:style style:name="T5" style:family="text">
      <style:text-properties officeooo:rsid="0596ca4a"/>
    </style:style>
    <style:style style:name="T6" style:family="text">
      <style:text-properties officeooo:rsid="05db0cb0"/>
    </style:style>
    <style:style style:name="T7" style:family="text">
      <style:text-properties officeooo:rsid="05ddbf9e"/>
    </style:style>
    <style:style style:name="T8" style:family="text">
      <style:text-properties officeooo:rsid="05df579c"/>
    </style:style>
    <style:style style:name="T9" style:family="text">
      <style:text-properties officeooo:rsid="05e459a1"/>
    </style:style>
    <style:style style:name="T10" style:family="text">
      <style:text-properties officeooo:rsid="05e60424"/>
    </style:style>
    <style:style style:name="T11" style:family="text">
      <style:text-properties officeooo:rsid="05ed6dcb"/>
    </style:style>
    <style:style style:name="T12" style:family="text">
      <style:text-properties officeooo:rsid="05eda19f"/>
    </style:style>
    <style:style style:name="T13" style:family="text">
      <style:text-properties officeooo:rsid="05edf9e3"/>
    </style:style>
    <style:style style:name="T14" style:family="text">
      <style:text-properties officeooo:rsid="05ff79ad"/>
    </style:style>
    <style:style style:name="T15" style:family="text">
      <style:text-properties fo:font-style="italic" officeooo:rsid="05edf9e3" style:font-style-asian="italic" style:font-style-complex="italic"/>
    </style:style>
    <style:style style:name="T16" style:family="text">
      <style:text-properties fo:font-style="italic" officeooo:rsid="05be395e" style:font-style-asian="italic" style:font-style-complex="italic"/>
    </style:style>
    <style:style style:name="T17" style:family="text">
      <style:text-properties fo:font-style="italic" officeooo:rsid="064d1d36" style:font-style-asian="italic" style:font-style-complex="italic"/>
    </style:style>
    <style:style style:name="T18" style:family="text">
      <style:text-properties officeooo:rsid="06151e6f"/>
    </style:style>
    <style:style style:name="T19" style:family="text">
      <style:text-properties officeooo:rsid="0617083f"/>
    </style:style>
    <style:style style:name="T20" style:family="text">
      <style:text-properties officeooo:rsid="06188845"/>
    </style:style>
    <style:style style:name="T21" style:family="text">
      <style:text-properties officeooo:rsid="0623ce0c"/>
    </style:style>
    <style:style style:name="T22" style:family="text">
      <style:text-properties officeooo:rsid="062e4ed6"/>
    </style:style>
    <style:style style:name="T23" style:family="text">
      <style:text-properties officeooo:rsid="06313e8e"/>
    </style:style>
    <style:style style:name="T24" style:family="text">
      <style:text-properties officeooo:rsid="06333ad8"/>
    </style:style>
    <style:style style:name="T25" style:family="text">
      <style:text-properties officeooo:rsid="06358979"/>
    </style:style>
    <style:style style:name="T26" style:family="text">
      <style:text-properties officeooo:rsid="063881e4"/>
    </style:style>
    <style:style style:name="T27" style:family="text">
      <style:text-properties officeooo:rsid="063bad15"/>
    </style:style>
    <style:style style:name="T28" style:family="text">
      <style:text-properties officeooo:rsid="0641a934"/>
    </style:style>
    <style:style style:name="T29" style:family="text">
      <style:text-properties officeooo:rsid="0642a5dd"/>
    </style:style>
    <style:style style:name="T30" style:family="text">
      <style:text-properties officeooo:rsid="0643f654"/>
    </style:style>
    <style:style style:name="T31" style:family="text">
      <style:text-properties officeooo:rsid="064764b7"/>
    </style:style>
    <style:style style:name="T32" style:family="text">
      <style:text-properties officeooo:rsid="06498209"/>
    </style:style>
    <style:style style:name="T33" style:family="text">
      <style:text-properties officeooo:rsid="064999b8"/>
    </style:style>
    <style:style style:name="T34" style:family="text">
      <style:text-properties officeooo:rsid="064d1d36"/>
    </style:style>
    <style:style style:name="T35" style:family="text">
      <style:text-properties officeooo:rsid="065b0978"/>
    </style:style>
    <style:style style:name="T36" style:family="text">
      <style:text-properties officeooo:rsid="065c405b"/>
    </style:style>
    <style:style style:name="T37" style:family="text">
      <style:text-properties style:text-position="sub 58%" fo:font-weight="normal" officeooo:rsid="065c405b" style:font-weight-asian="normal" style:font-weight-complex="normal"/>
    </style:style>
    <style:style style:name="T38" style:family="text">
      <style:text-properties style:text-position="sub 58%" officeooo:rsid="065c405b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officeooo:rsid="066a5196"/>
    </style:style>
    <style:style style:name="T41" style:family="text">
      <style:text-properties officeooo:rsid="066bd3a2"/>
    </style:style>
    <style:style style:name="T42" style:family="text">
      <style:text-properties officeooo:rsid="066c9d6f"/>
    </style:style>
    <style:style style:name="T43" style:family="text">
      <style:text-properties officeooo:rsid="066e893b"/>
    </style:style>
    <style:style style:name="T44" style:family="text">
      <style:text-properties officeooo:rsid="0672bcf0"/>
    </style:style>
    <style:style style:name="T45" style:family="text">
      <style:text-properties officeooo:rsid="0673eeb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מטלה - חלוקת שכר-<text:span text:style-name="T14">דירה</text:span></text:h>
      <text:p text:style-name="P10">יש לענות על שאלה אחת לבחירתכם.</text:p>
      <text:p text:style-name="P4">שאלה <text:span text:style-name="T1">1: אלגוריתם חלופי לחלוקת שכר-דירה</text:span></text:p>
      <text:p text:style-name="P17"><text:span text:style-name="T24">הציעו</text:span> אלגוריתם חלופי לחלוקת חדרים ושכר-דירה בין שלושה שותפים, <text:span text:style-name="T24">המסתמך על </text:span>אלגוריתם Selfridge-Conway לחלוקת-עוגה ללא קנאה. <text:span text:style-name="T25">הוכיחו שהאלגוריתם שלכם אכן מחזיר חלוקה ללא קנאה.</text:span></text:p>
      <text:list xml:id="list3757070541" text:style-name="L1">
        <text:list-item>
          <text:p text:style-name="P35">פתרון: נעמה ברמן, <text:span text:style-name="T41">ליאורה שמרלר</text:span>.</text:p>
        </text:list-item>
      </text:list>
      <text:p text:style-name="P5">שאלה <text:span text:style-name="T27">2: בעיית חלוקת השאלות</text:span></text:p>
      <text:p text:style-name="P13">שלושה סטודנטים פותרים ביחד מטלה עם 12 שאלות. כל השאלות חובה. הם מחליטים שכל אחד יפתור 4 שאלות בדיוק. <text:span text:style-name="T26">לכל סטודנט דרושה רמת-מאמץ מסויימת (שונה) כדי לפתור כל אחת מהשאלות.</text:span></text:p>
      <text:p text:style-name="P13">תארו אלגוריתם המוצא חלוקת שאלות <text:span text:style-name="T26">לסטודנטים, שבה סכום רמות-המאמץ של כל הסטודנטים הוא הקטן ביותר.</text:span></text:p>
      <text:list xml:id="list3942875314" text:style-name="L2">
        <text:list-item>
          <text:p text:style-name="P36">פתרון: יהונתן ודביר, <text:span text:style-name="T42">מעוז ומיכאל.</text:span></text:p>
        </text:list-item>
        <text:list-item>
          <text:p text:style-name="P36"><text:span text:style-name="T42">פתרון+קוד: ליעוז ורון </text:span><text:a xlink:type="simple" xlink:href="https://github.com/Elmalem/Algorithms/blob/master/Fair%20division.py" text:style-name="Internet_20_link" text:visited-style-name="Visited_20_Internet_20_Link"><text:span text:style-name="T42">https://github.com/Elmalem/Algorithms/blob/master/Fair%20division.py</text:span></text:a><text:span text:style-name="T42"> </text:span>.</text:p>
        </text:list-item>
      </text:list>
      <text:p text:style-name="P6">שאלה <text:span text:style-name="T27">3: עידוד השתתפות</text:span></text:p>
      <text:p text:style-name="P14"><text:span text:style-name="T2">הגדרה</text:span>: אלגוריתם נקרא "מעודד השתתפות" (במקור: "individually rational", רציונלי ליחידים) אם <text:span text:style-name="T30">התועלת של אדם המשתתף באלגוריתם תמיד גדולה לפחות כמו התועלת שלו כשהוא לא משתתף. במילים אחרות: אדם שמשתתף באלגוריתם לא מסתכן – הוא לעולם לא יינזק.</text:span></text:p>
      <text:p text:style-name="P18">א. <text:span text:style-name="T31">נניח שהדיירים קוואזי-ליניאריים. הוכיחו שאם סכום הערכים של כל דייר עבור כל החדרים גדול לפחות כמו שכר-הדירה הכולל, אז האלגוריתם עבור המודל הקרדינלי מעודד השתתפות.</text:span></text:p>
      <text:p text:style-name="P19">ב. הראו שאם סכום הערכים של דייר מסויים קטן יותר משכר הדירה אפילו בשקל אחד, אז האלגוריתם לא מעודד השתתפות.</text:p>
      <text:list xml:id="list407987178" text:style-name="L3">
        <text:list-item>
          <text:p text:style-name="P37">פתרון: <text:span text:style-name="T43">בשיעור.</text:span></text:p>
        </text:list-item>
      </text:list>
      <text:p text:style-name="P7">שאלה <text:span text:style-name="T32">4: השמה ממקסמת סכום ערכים - סיבוכיות זמן ריצה</text:span></text:p>
      <text:p text:style-name="P20">א. <text:span text:style-name="T32">מהי סיבוכיות זמן הריצה של האלגוריתם הטוב ביותר למציאת השמת חדרים לדיירים הממקסמת את סכום הערכים?</text:span></text:p>
      <text:list xml:id="list3262389872" text:style-name="L4">
        <text:list-item>
          <text:p text:style-name="P38">פתרון: ראו<text:span text:style-name="T39"> </text:span><text:a xlink:type="simple" xlink:href="https://en.wikipedia.org/wiki/Assignment_problem#Balanced_assignment" text:style-name="Internet_20_link" text:visited-style-name="Visited_20_Internet_20_Link"><text:span text:style-name="T39">https://en.wikipedia.org/wiki/Assignment_problem#Balanced_assignment</text:span></text:a><text:span text:style-name="T39"> </text:span></text:p>
        </text:list-item>
      </text:list>
      <text:p text:style-name="P16"><text:soft-page-break/>ב. בדקו ע"י ניסוי, מהי (בקירוב) סיבוכיות זמן הריצה של האלגוריתם max_weight_matching הממומש בספריה networkx של פייתון? (דרך אפשרית לבדוק היא להריץ את האלגוריתם על גרפים בגדלים שונים, לשרטט גרף של זמן הריצה כפונקציה של גודל הגרף, ולנסות להתאים פונקציה לגרף).</text:p>
      <text:p text:style-name="P3">שאלה <text:span text:style-name="T33">5: מחיר אגליטרי</text:span></text:p>
      <text:p text:style-name="P11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<text:span text:style-name="T18">וקטור-המחירים </text:span>ה<text:span text:style-name="T2">אגליטרי </text:span>(egalitarian) היא <text:span text:style-name="T18">הוקטור שבו </text:span>התועלת הקטנה ביותר היא גדולה יותר <text:span text:style-name="T6">מכל שאר הוקטורים</text:span>.<text:span text:style-name="T6"> </text:span></text:p>
      <text:p text:style-name="P12">א. הדגימו את המושג "<text:span text:style-name="T19">וקטור-מחירים אגליטרי</text:span>" על בעיית שכר-דירה עם <text:span text:style-name="T20">שני</text:span> חדרים <text:span text:style-name="T20">ושני דיירים</text:span>: <text:span text:style-name="T19">המציאו ערכים, מיצאו את ההשמה הממקסמת את סכום הערכים, והראו שני וקטורי-מחירים – אחד אגליטרי ואחד לא אגליטרי.</text:span></text:p>
      <text:p text:style-name="P15"><text:span text:style-name="T19">ב</text:span>. <text:span text:style-name="T33">כיתבו פקודה בפייתון המוצאת וקטור-מחירים אגליטרי עבור השמת-חדרים נתונה.</text:span></text:p>
      <text:list xml:id="list2057319210" text:style-name="L5">
        <text:list-item>
          <text:p text:style-name="P39"><text:span text:style-name="T2">פתרון</text:span>: גיא וולף <text:a xlink:type="simple" xlink:href="https://github.com/guyguy40/EconalgsEx3/blob/master/econAlgs3.py" text:style-name="Internet_20_link" text:visited-style-name="Visited_20_Internet_20_Link">https://github.com/guyguy40/EconalgsEx3/blob/master/econAlgs3.py</text:a> </text:p>
        </text:list-item>
      </text:list>
      <text:p text:style-name="P8">שאלה <text:span text:style-name="T21">6: חלוקת שכר-דירה לדיירים עניים</text:span></text:p>
      <text:p text:style-name="P9">רוצים לחלק <text:span text:style-name="T10">n </text:span>חדרים <text:span text:style-name="T10">ל-n </text:span>דיירים <text:span text:style-name="T29">עם העדפות אורדינליות, המקיימים את "הנחת הדיירים העניים" (כל דייר מעדיף כל חדר בחינם על כל חדר בתשלום). <text:s/></text:span>כל דייר<text:span text:style-name="T5"> מיוצג ע"י המחלקה הבאה:</text:span></text:p>
      <text:p text:style-name="P28">def <text:span text:style-name="T28">Ordinal</text:span>Agent:</text:p>
      <text:p text:style-name="P26"><text:span text:style-name="T8"><text:tab/>def bestRoom</text:span>(<text:span text:style-name="T22">prices:List[int]</text:span>)-<text:span text:style-name="T22">&gt;int:</text:span></text:p>
      <text:p text:style-name="P26"><text:s text:c="5"/>// INPUT: <text:s text:c="2"/><text:span text:style-name="T7">the prices of the n rooms, in shekels.</text:span></text:p>
      <text:p text:style-name="P26"><text:s text:c="5"/>// OUTPUT: <text:s/><text:span text:style-name="T7">the index of a room that the agent most <text:line-break/> <text:s text:c="4"/>// <text:s text:c="5"/>prefers in these prices. Index is between 0 and n-1.</text:span></text:p>
      <text:p text:style-name="P23"/>
      <text:p text:style-name="P23">כיתבו <text:span text:style-name="T9">אלגוריתם המקבל כקלט n דיירים ואת מחיר הדירה הכולל בשקלים, ומוצא השמת-חדרים ללא קנאה עד כדי שקל אחד. <text:s/>אם זה מקל עליכם - אפשר להניח ש n=3. </text:span></text:p>
      <text:p text:style-name="P24">כותרת הפונקציה:</text:p>
      <text:p text:style-name="P27"><text:span text:style-name="T23">def</text:span> <text:span text:style-name="T4">findAlmostEnvyFree</text:span>(<text:span text:style-name="T23">agents:List[OrdinalAgent</text:span>]<text:span text:style-name="T11">, totalRent:int</text:span>):</text:p>
      <text:p text:style-name="P33">פלט לדוגמה:</text:p>
      <text:p text:style-name="P32"><text:span text:style-name="T12">A</text:span>gent 0 receives room 2<text:span text:style-name="T13"> for 163 shekels.</text:span></text:p>
      <text:p text:style-name="P32"><text:span text:style-name="T13">A</text:span>gent 1 receives room 1<text:span text:style-name="T13"> for 274 shekels.</text:span></text:p>
      <text:p text:style-name="P29"><text:span text:style-name="T15">A</text:span><text:span text:style-name="T16">gent 2 receives room 0</text:span><text:span text:style-name="T15"> for 343 shekels.</text:span></text:p>
      <text:p text:style-name="P30"><text:soft-page-break/></text:p>
      <text:p text:style-name="P25">שאלה 7: יעילות פארטו בחלוקת שכר דירה</text:p>
      <text:p text:style-name="P21"><text:span text:style-name="T34">א. בבעיית חלוקת שכר-דירה במודל הקרדינלי, הוכיחו שהשמה היא יעילה-פארטו </text:span><text:span text:style-name="T17">אם-ורק-אם </text:span><text:span text:style-name="T34">היא ממקסמת את סכום הערכים.</text:span></text:p>
      <text:p text:style-name="P41"><text:span text:style-name="T34">ב. כזכור, המשפט של סעיף א לא היה נכון בבעיית חלוקת המשאבים מההרצאה הקודמת. איך זה מסתדר – מה ההבדל העקרוני בין שתי הבעיות?</text:span></text:p>
      <text:list xml:id="list2287603604" text:style-name="L6">
        <text:list-item>
          <text:p text:style-name="P40"><text:span text:style-name="T2">פתרון</text:span>: <text:span text:style-name="T45">בשיעור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1T20:37:47.455205152</dc:date>
    <meta:editing-duration>P11DT7H8M14S</meta:editing-duration>
    <meta:editing-cycles>1465</meta:editing-cycles>
    <dc:creator>Erel Segal-Halevi</dc:creator>
    <meta:document-statistic meta:table-count="0" meta:image-count="0" meta:object-count="0" meta:page-count="3" meta:paragraph-count="43" meta:word-count="560" meta:character-count="3493" meta:non-whitespace-character-count="2947"/>
  </office:meta>
</office:document-meta>
</file>